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9E3C7EA30D8F90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12cm, 6.174cm, 16.67cm, 8.0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cm" svg:height="11.55cm" svg:x="0.2cm" svg:y="0.3cm">
          <draw:image xlink:href="Pictures/10000000000005E8000007E099E3C7EA30D8F90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05:53.671032903</dc:date>
    <meta:editing-duration>PT2M57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